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502a5"/>
    </style:style>
    <style:style style:name="P2" style:family="paragraph" style:parent-style-name="Standard">
      <style:text-properties fo:font-weight="bold" officeooo:paragraph-rsid="001502a5" style:font-weight-asian="bold" style:font-weight-complex="bold"/>
    </style:style>
    <style:style style:name="P3" style:family="paragraph" style:parent-style-name="Standard">
      <style:text-properties fo:font-weight="bold" style:font-weight-asian="bold" style:font-weight-complex="bold"/>
    </style:style>
    <style:style style:name="T1" style:family="text">
      <style:text-properties officeooo:rsid="001502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okie Policy of Drinklytics.app</text:p>
      <text:p text:style-name="Standard"/>
      <text:p text:style-name="Standard">Last updated: <text:span text:style-name="T1">25/05/2025</text:span></text:p>
      <text:p text:style-name="Standard">Welcome to Drinklytics.app! This Cookie Policy explains how we use cookies and similar technologies to enhance your browsing experience and ensure the proper functioning of our website. <text:s/></text:p>
      <text:p text:style-name="Standard"/>
      <text:p text:style-name="P2">1. What are cookies?</text:p>
      <text:p text:style-name="P1">Cookies are small text files stored on your device when you visit a website. They help collect information about your browsing activity, allowing the website to recognize your device on future visits. <text:s/></text:p>
      <text:p text:style-name="Standard"/>
      <text:p text:style-name="P3">2. Types of cookies used</text:p>
      <text:p text:style-name="P1">On our website, we use the following cookies: <text:s/></text:p>
      <text:p text:style-name="Standard"/>
      <text:p text:style-name="Standard">- Analytics and performance cookies</text:p>
      <text:p text:style-name="Standard"><text:s text:c="2"/>- `_ga` (Google Analytics): Helps us collect anonymous data on site visits and user interactions. <text:s/></text:p>
      <text:p text:style-name="Standard"><text:s text:c="2"/>- `_ga_Z2RMGGVHRH` (Google Analytics session-based): Used to monitor site usage and improve user experience. <text:s/></text:p>
      <text:p text:style-name="Standard"/>
      <text:p text:style-name="Standard">- Technical and functional cookies <text:s/></text:p>
      <text:p text:style-name="Standard"><text:s text:c="2"/>- `user_consent`: Stores user preferences regarding cookie consent. <text:s/></text:p>
      <text:p text:style-name="Standard"/>
      <text:p text:style-name="P3">3. How can you manage cookies?</text:p>
      <text:p text:style-name="Standard">You can modify your cookie settings directly in your browser. Most browsers allow you to delete or block cookies, but keep in mind that doing so may impact the functionality of our website. <text:s/></text:p>
      <text:p text:style-name="Standard"/>
      <text:p text:style-name="P3">4. Changes to the Cookie Policy</text:p>
      <text:p text:style-name="Standard">We reserve the right to update this Cookie Policy periodically. Please check back regularly to stay informed about our cookie practices. <text:s/></text:p>
      <text:p text:style-name="Standard"/>
      <text:p text:style-name="Standard">For more information, you can contact <text:span text:style-name="T1">me </text:span>via email at <text:span text:style-name="T1">tordoni.dario@gmail.com</text:span>. <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5T20:04:52.511541107</meta:creation-date>
    <dc:date>2025-05-25T20:07:06.896608013</dc:date>
    <meta:editing-duration>PT2M15S</meta:editing-duration>
    <meta:editing-cycles>1</meta:editing-cycles>
    <meta:document-statistic meta:table-count="0" meta:image-count="0" meta:object-count="0" meta:page-count="1" meta:paragraph-count="17" meta:word-count="207" meta:character-count="1361" meta:non-whitespace-character-count="1145"/>
    <meta:generator>LibreOffice/7.3.7.2$Linux_X86_64 LibreOffice_project/30$Build-2</meta:generator>
  </office:meta>
</office:document-meta>
</file>